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TimesNewRomanPS-BoldMT" svg:font-family="TimesNewRomanPS-BoldMT"/>
    <style:font-face style:name="TimesNewRomanPS-BoldMT1" svg:font-family="TimesNewRomanPS-BoldMT, Bold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NewRomanPS-BoldMT" fo:font-size="12pt" fo:font-weight="bold"/>
    </style:style>
    <style:style style:name="P2" style:family="paragraph" style:parent-style-name="Standard">
      <style:text-properties fo:color="#000000" style:font-name="Times New Roman1" fo:font-size="12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color="#000000"/>
    </style:style>
    <style:style style:name="T2" style:family="text">
      <style:text-properties fo:color="#000000" style:font-name="Times New Roman1" fo:font-size="12pt"/>
    </style:style>
    <style:style style:name="T3" style:family="text">
      <style:text-properties fo:color="#000000" style:font-name="Times New Roman1" fo:font-size="12pt" fo:font-weight="bold"/>
    </style:style>
    <style:style style:name="T4" style:family="text">
      <style:text-properties fo:color="#000000" style:font-name="TimesNewRomanPS-BoldMT" fo:font-size="12pt" fo:font-weight="bold"/>
    </style:style>
    <style:style style:name="T5" style:family="text">
      <style:text-properties fo:color="#000000" style:font-name="TimesNewRomanPS-BoldMT1" fo:font-size="12pt" fo:font-weight="bold"/>
    </style:style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 Template: </text:p>
      <text:p text:style-name="Standard"><text:span text:style-name="T2">(Tide Web Application) </text:span></text:p>
      <text:p text:style-name="Standard"><text:span text:style-name="T2"/></text:p>
      <text:p text:style-name="Standard"><text:span text:style-name="T2"/></text:p>
      <text:p text:style-name="P1">Prepared by: </text:p>
      <text:p text:style-name="P2">Sourabh.B.Gajare </text:p>
      <text:p text:style-name="Standard"><text:span text:style-name="T2">(Date) : 30/07/2022</text:span></text:p>
      <text:p text:style-name="Standard"><text:span text:style-name="T2"/></text:p>
      <text:p text:style-name="Standard"><text:span text:style-name="T2"/></text:p>
      <text:p text:style-name="P1">TABLE OF CONTENTS </text:p>
      <text:p text:style-name="P2">1.0 INTRODUCTION </text:p>
      <text:p text:style-name="P2">2.0 OBJECTIVES AND TASKS </text:p>
      <text:p text:style-name="P2">2.1 Objectives </text:p>
      <text:p text:style-name="P2">2.2 Tasks </text:p>
      <text:p text:style-name="P2">3.0 SCOPE </text:p>
      <text:p text:style-name="P2">4.0 Testing Strategy </text:p>
      <text:p text:style-name="P2">4.1 Alpha Testing (Unit Testing) </text:p>
      <text:p text:style-name="P2">4.2 System and Integration Testing </text:p>
      <text:p text:style-name="P2">4.3 Performance and Stress Testing </text:p>
      <text:p text:style-name="P2">4.4 User Acceptance Testing </text:p>
      <text:p text:style-name="P2">4.5 Batch Testing </text:p>
      <text:p text:style-name="P2">4.6 Automated Regression Testing </text:p>
      <text:p text:style-name="P2">4.7 Beta Testing </text:p>
      <text:p text:style-name="P2">5.0 Hardware Requirements </text:p>
      <text:p text:style-name="P2">6.0 Environment Requirements </text:p>
      <text:p text:style-name="P2">6.1 Main Frame </text:p>
      <text:p text:style-name="P2">6.2 Workstation </text:p>
      <text:p text:style-name="P2">7.0 Test Schedule </text:p>
      <text:p text:style-name="Standard"><text:span text:style-name="T2">8.0 Features to be Tested</text:span><text:span text:style-name="T1"> </text:span></text:p>
      <text:list xml:id="list7755055249790123908" text:style-name="L1">
        <text:list-item>
          <text:list>
            <text:list-item>
              <text:p text:style-name="P3"><text:span text:style-name="T2">Risks assumption</text:span></text:p>
              <text:p text:style-name="P3"><text:span text:style-name="T1"/></text:p>
            </text:list-item>
          </text:list>
        </text:list-item>
      </text:list>
      <text:p text:style-name="Standard"><text:span text:style-name="T1"/></text:p>
      <text:p text:style-name="P1">2.0 OBJECTIVES AND TASKS </text:p>
      <text:p text:style-name="P1"/>
      <text:p text:style-name="P1">2.1 Objectives </text:p>
      <text:p text:style-name="P2">Our Main Objective is To Test Each and Every Feature of the appliction with differnt test </text:p>
      <text:p text:style-name="Standard"><text:span text:style-name="T2">approach and try to find defects in it for the Users Comfort.Try To Cover all the approaches </text:span></text:p>
      <text:p text:style-name="Standard"><text:span text:style-name="T2">of testing the application.</text:span><text:span text:style-name="T1"> 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2.2 Tasks </text:p>
      <text:p text:style-name="P2">1] Scope and Estimate </text:p>
      <text:p text:style-name="P2">2] Assess testability </text:p>
      <text:p text:style-name="P2">3] Design and Execute test cases </text:p>
      <text:p text:style-name="P2">4] Automate </text:p>
      <text:p text:style-name="P2">5] Collaborate </text:p>
      <text:p text:style-name="P2">6]Verify Fixes </text:p>
      <text:p text:style-name="P2">7] Track different Matrics </text:p>
      <text:p text:style-name="P2">8] Learn </text:p>
      <text:p text:style-name="P2"/>
      <text:p text:style-name="P2"><text:soft-page-break/></text:p>
      <text:p text:style-name="P2"/>
      <text:p text:style-name="P2"/>
      <text:p text:style-name="P2"/>
      <text:p text:style-name="P1">3.0 SCOPE </text:p>
      <text:p text:style-name="P1"/>
      <text:p text:style-name="P1">General </text:p>
      <text:p text:style-name="P2">The Scope of this project is to test all the features of an application through manul and automation testing Technoques .We Focused on the Register,Login,Chatnow,ShopProducts,Location,Cupons and Rewards Features .</text:p>
      <text:p text:style-name="P1"/>
      <text:p text:style-name="P1"><text:s/></text:p>
      <text:p text:style-name="P1"/>
      <text:p text:style-name="P1"/>
      <text:p text:style-name="P1"/>
      <text:p text:style-name="P1">4 .0 Testing :</text:p>
      <text:p text:style-name="P1"/>
      <text:p text:style-name="P1"/>
      <text:p text:style-name="P1">4.1Unit Testing:</text:p>
      <text:p text:style-name="P1">Definition: </text:p>
      <text:p text:style-name="P2">Unit testing is a software development process in which the smallest testable parts of an </text:p>
      <text:p text:style-name="P2">application called units are individually and independently Scrutinized for proper operation</text:p>
      <text:p text:style-name="P1"/>
      <text:p text:style-name="P1"/>
      <text:p text:style-name="P1"/>
      <text:p text:style-name="P1">Methodology: </text:p>
      <text:p text:style-name="P1"/>
      <text:p text:style-name="P2">Unit Testing was conducted based on the every feature to check if that features basic </text:p>
      <text:p text:style-name="P2">functionality is working properly or not according our Requirement.</text:p>
      <text:p text:style-name="P1"/>
      <text:p text:style-name="P1"/>
      <text:p text:style-name="P1">4.2 <text:s/>System and Integration Testing</text:p>
      <text:p text:style-name="P1"/>
      <text:p text:style-name="P1"/>
      <text:p text:style-name="P1">Definition: </text:p>
      <text:p text:style-name="P2">System testing is required to Check if all the features in the chain are working </text:p>
      <text:p text:style-name="Standard"><text:span text:style-name="T2">according to</text:span><text:span text:style-name="T1"> </text:span><text:span text:style-name="T2">requiement or not.It is nothing but Navigating through each and </text:span></text:p>
      <text:p text:style-name="P2">Every feature and check if the end feature is working or not. </text:p>
      <text:p text:style-name="P2">Integration Testing is used to check interlink features are working as expected</text:p>
      <text:p text:style-name="P2">or not </text:p>
      <text:p text:style-name="P2"/>
      <text:p text:style-name="Standard"/>
      <text:p text:style-name="P1">Methodology: </text:p>
      <text:p text:style-name="P2">In System and Integration testing we first did the Integration testing and it was </text:p>
      <text:p text:style-name="P2">working according our Requirement then we Further proceeds to System Testing. </text:p>
      <text:p text:style-name="P2">In Integration testing We test two interactable feature like Registration and Login </text:p>
      <text:p text:style-name="P2">feature if user Register the perticuler feature then user was able to login using the</text:p>
      <text:p text:style-name="P2">Credentials</text:p>
      <text:p text:style-name="P1"><text:soft-page-break/></text:p>
      <text:p text:style-name="P1"/>
      <text:p text:style-name="P1">4.3 Performance and Stress Testing</text:p>
      <text:p text:style-name="P1"/>
      <text:p text:style-name="P1"/>
      <text:p text:style-name="P1">Definition: </text:p>
      <text:p text:style-name="P2">Performance Testing is atype of Software testing that is carried </text:p>
      <text:p text:style-name="Standard"><text:span text:style-name="T2">out</text:span><text:span text:style-name="T1"> </text:span><text:span text:style-name="T2">to determine system performance in terms of sensitivity,</text:span></text:p>
      <text:p text:style-name="P2">reactivity and stability under a perticular workload. </text:p>
      <text:p text:style-name="P2">Stress testing is a type of software testing that verifies the </text:p>
      <text:p text:style-name="P2">stability and reliability of the system</text:p>
      <text:p text:style-name="P2"/>
      <text:p text:style-name="P2"/>
      <text:p text:style-name="P2"/>
      <text:p text:style-name="P1">Methodology: </text:p>
      <text:p text:style-name="Standard"><text:span text:style-name="T2">With the help of </text:span><text:span text:style-name="T3">Load runner </text:span><text:span text:style-name="T2">we able to run our Tide Web Application and check </text:span></text:p>
      <text:p text:style-name="P2">for the performance for the same.Load runner simulates user activity by generating </text:p>
      <text:p text:style-name="P2">messages between application components or by simulating interactions with the user </text:p>
      <text:p text:style-name="P2">interface such as keypress or mouse movements. </text:p>
      <text:p text:style-name="Standard"><text:span text:style-name="T2">We Used the </text:span><text:span text:style-name="T3">Jmeter </text:span><text:span text:style-name="T2">tool for the stress testing ,it is an open source testing tool and it is </text:span></text:p>
      <text:p text:style-name="P2">used to test load,functional etc</text:p>
      <text:p text:style-name="P2"/>
      <text:p text:style-name="Standard"/>
      <text:p text:style-name="Standard"/>
      <text:p text:style-name="Standard"/>
      <text:p text:style-name="Standard"/>
      <text:p text:style-name="P1">4.4 User Acceptance Testing</text:p>
      <text:p text:style-name="Standard"/>
      <text:p text:style-name="P1">Definition: </text:p>
      <text:p text:style-name="P2">User acceptance testing also called application testing or end user testing is a phase of a </text:p>
      <text:p text:style-name="P2">software development in which the software is tested in the real world by its intended </text:p>
      <text:p text:style-name="P2">audience</text:p>
      <text:p text:style-name="Standard"/>
      <text:p text:style-name="Standard"/>
      <text:p text:style-name="Standard"/>
      <text:p text:style-name="Standard"/>
      <text:p text:style-name="Standard"/>
      <text:p text:style-name="P1">Methodology: </text:p>
      <text:p text:style-name="P2">1] Analyze product requiements and define key deliverables </text:p>
      <text:p text:style-name="P2">2]Choosed the time and form of end user testing </text:p>
      <text:p text:style-name="P2">3] Recruit users and form UAT team </text:p>
      <text:p text:style-name="P2">4] Implement end user testing tool and onboard testers. </text:p>
      <text:p text:style-name="P2">5]Create user acceptance environment and run training </text:p>
      <text:p text:style-name="P2">6]Run the tests </text:p>
      <text:p text:style-name="P2">7]Collect the output information and analyze that. </text:p>
      <text:p text:style-name="P2">8]Fix bugs,retest and sign off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4">5.0 HARDWARE REQUIREMENTS</text:span><text:span text:style-name="T1"> :</text:span></text:p>
      <text:p text:style-name="Standard"><text:span text:style-name="T1"/></text:p>
      <text:p text:style-name="P2">Device name Medge01 </text:p>
      <text:p text:style-name="P2">Full device name Medge01.iiht.tech </text:p>
      <text:p text:style-name="P2">Processor Intel(R) Xeon(R) Gold 6230 </text:p>
      <text:p text:style-name="P2">CPU @ 2.10GHz 2.10 GHz (2 </text:p>
      <text:p text:style-name="P2">processors) </text:p>
      <text:p text:style-name="P2">Installed RAM 12.0 GB </text:p>
      <text:p text:style-name="P2">Device ID B0C27D6D-E174-41B3-</text:p>
      <text:p text:style-name="P2">9C99-1E74F393D0C7 </text:p>
      <text:p text:style-name="P2">Product ID 00330-80000-00000-</text:p>
      <text:p text:style-name="P2">AA604 </text:p>
      <text:p text:style-name="P2">System type 64-bit operating system, </text:p>
      <text:p text:style-name="P2">x64-based processor </text:p>
      <text:p text:style-name="P2">Pen and touch No pen or touch input is </text:p>
      <text:p text:style-name="P2">available for this display </text:p>
      <text:p text:style-name="Standard"/>
      <text:p text:style-name="Standard"/>
      <text:p text:style-name="Standard"/>
      <text:p text:style-name="Standard"/>
      <text:p text:style-name="P1">6.0 ENVIRONMENT REQUIREMENTS</text:p>
      <text:p text:style-name="Standard"/>
      <text:p text:style-name="P1">6.1 Main Frame </text:p>
      <text:p text:style-name="P2">Below are the Few Locations that we are set for test envirinment </text:p>
      <text:p text:style-name="P2">1] Application and the System </text:p>
      <text:p text:style-name="P2">2] data from the tests </text:p>
      <text:p text:style-name="P2">3] Server for database </text:p>
      <text:p text:style-name="P2">4] Running environment for the front end </text:p>
      <text:p text:style-name="P2">5] An operating System for the client </text:p>
      <text:p text:style-name="P2">6] Browser </text:p>
      <text:p text:style-name="P2">7] Network</text:p>
      <text:p text:style-name="Standard"/>
      <text:p text:style-name="Standard"/>
      <text:p text:style-name="Standard"/>
      <text:p text:style-name="Standard"/>
      <text:p text:style-name="Standard"><text:span text:style-name="T5">7</text:span><text:span text:style-name="T4">.0 FEATURES TO BE </text:span></text:p>
      <text:p text:style-name="P1">TESTED</text:p>
      <text:p text:style-name="Standard"/>
      <text:p text:style-name="Standard"><text:span text:style-name="T2">software features and combinations of software features that was tested listed below </text:span></text:p>
      <text:p text:style-name="P2">1] Register </text:p>
      <text:p text:style-name="P2">2]Shop products </text:p>
      <text:p text:style-name="P2">3]Live Chat </text:p>
      <text:p text:style-name="P2">4]Contact Us </text:p>
      <text:p text:style-name="P2">5] Location </text:p>
      <text:p text:style-name="P2">7] Our Commitmment </text:p>
      <text:p text:style-name="Standard"><text:span text:style-name="T2">8] Find Retailers</text:span><text:span text:style-name="T1"> </text:span></text:p>
      <text:p text:style-name="P2">9] cupons and reward </text:p>
      <text:p text:style-name="P2">10] Whats new</text:p>
      <text:p text:style-name="Standard"/>
      <text:p text:style-name="Standard"/>
      <text:p text:style-name="Standard"/>
      <text:p text:style-name="P1"><text:soft-page-break/>Major Deliverables </text:p>
      <text:p text:style-name="P2">- Test Plan </text:p>
      <text:p text:style-name="P2">- Test Cases </text:p>
      <text:p text:style-name="P2">- Test Incident Reports </text:p>
      <text:p text:style-name="P2">-Test Summary Reports</text:p>
      <text:list xml:id="list1481868374888766701" text:style-name="L2">
        <text:list-header>
          <text:p text:style-name="P4"/>
        </text:list-header>
      </text:list>
      <text:p text:style-name="Standard"/>
      <text:p text:style-name="Standard"><text:span text:style-name="T5">9</text:span><text:span text:style-name="T4">.0 RISKS/ASSUMPTIONS</text:span></text:p>
      <text:p text:style-name="Standard"/>
      <text:p text:style-name="Standard"/>
      <text:p text:style-name="P2">1] Timelines </text:p>
      <text:p text:style-name="P2">2] Undefined Project Scope </text:p>
      <text:p text:style-name="P2">3] Insufficient Resources </text:p>
      <text:p text:style-name="P2">4] Continous Changing Requirements </text:p>
      <text:p text:style-name="P2">5] Natural Diast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TimesNewRomanPS-BoldMT" svg:font-family="TimesNewRomanPS-BoldMT"/>
    <style:font-face style:name="TimesNewRomanPS-BoldMT1" svg:font-family="TimesNewRomanPS-BoldMT, Bold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30T13:50:59.14</meta:creation-date>
    <meta:document-statistic meta:table-count="0" meta:image-count="0" meta:object-count="0" meta:page-count="5" meta:paragraph-count="141" meta:word-count="744" meta:character-count="4787"/>
    <dc:date>2022-07-30T14:14:50.48</dc:date>
    <meta:editing-duration>PT7M30S</meta:editing-duration>
    <meta:editing-cycles>1</meta:editing-cycles>
    <meta:generator>OpenOffice/4.1.11$Win32 OpenOffice.org_project/4111m1$Build-9808</meta:generator>
  </office:meta>
</office:document-meta>
</file>